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7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8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9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2" style:family="text">
      <style:text-properties officeooo:rsid="000acf47"/>
    </style:style>
    <style:style style:name="T13" style:family="text">
      <style:text-properties officeooo:rsid="000d837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6c37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8">Karla Dellwig</text:p>
            <text:p text:style-name="P10"/>
            <text:p text:style-name="P10">Ausbildungsberaterin</text:p>
            <text:p text:style-name="Contact_20_info">1234567890 – <text:span text:style-name="T12">test@gmail.com – </text:span><text:span text:style-name="T13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1ed44b75-7f56-480c-8d2c-3c8e79dbac23">
              <text:p text:style-name="P8">
    <text:span text:style-name="T8">Abteilungsleiterin - Zentrum für Bildung:</text:span>
    <text:span text:style-name="T10"> </text:span>
    <text:span text:style-name="T11">Juli 2020</text:span>
    <text:span text:style-name="T4"> -</text:span>
    <text:span text:style-name="T3"> </text:span>
    <text:span text:style-name="T5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0b04a83d-095a-4e55-8fc0-2a7724bddbb1">
              <text:p text:style-name="P8">
    <text:span text:style-name="T8">Abteilungsspezialistin - Forschungszentrum Biel:</text:span>
    <text:span text:style-name="T10"> </text:span>
    <text:span text:style-name="T11">Juli 2019</text:span>
    <text:span text:style-name="T4"> -</text:span>
    <text:span text:style-name="T3"> </text:span>
    <text:span text:style-name="T5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e29017f-4296-4356-86b6-9e72e2ca5a5d">
              <text:p text:style-name="P9">
    <text:span text:style-name="T9">MSC in Psychologie - Universität Frankfurt:</text:span>
    <text:span text:style-name="T2"> </text:span>
    <text:span text:style-name="T6">Juli 2018</text:span>
    <text:span text:style-name="T3"> - </text:span>
    <text:span text:style-name="T7">Juli 2019</text:span>
    <text:span text:style-name="T3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834b765e-3df8-47f9-a4e3-338dda2860b3">
              <text:p text:style-name="P9">
    <text:span text:style-name="T9">BSC in Psychologie - Universität Groningen:</text:span>
    <text:span text:style-name="T2"> </text:span>
    <text:span text:style-name="T6">Juli 2016</text:span>
    <text:span text:style-name="T3"> - </text:span>
    <text:span text:style-name="T7">Juli 2017</text:span>
    <text:span text:style-name="T3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241f35b-0dc1-4434-a870-9895c6290600">
              <text:p text:style-name="P6"><text:span text:style-name="T14">Sprachen: </text:span>Deutsch, Französisch, Englisch, Russisch</text:p>
            </text:section>
            <text:section text:style-name="Sect2" text:name="4900b794-52d2-4456-ad1c-cf51a9faf848">
              <text:p text:style-name="P6"><text:span text:style-name="T14">EDV: </text:span>Word, Excel, Photoshop, Linux, Outlook</text:p>
            </text:section>
            <text:section text:style-name="Sect2" text:name="6fa1132a-5919-490c-96f8-84140c09746a">
              <text:p text:style-name="P6"><text:span text:style-name="T14">Erziehungswissen: </text:span>Analysen erstellen von Sozialisation, Erziehung und Bildung, Erstellen von Lernstrategien, 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e19c8e005a853514adc94ef87a3fca3f43994787</meta:generator>
    <dc:title>Substantial OpenOffice Resume</dc:title>
    <meta:creation-date>2017-08-04T17:35:35.17</meta:creation-date>
    <meta:editing-cycles>46</meta:editing-cycles>
    <meta:editing-duration>PT2H38M19S</meta:editing-duration>
    <dc:subject>hloom.com</dc:subject>
    <meta:initial-creator>hloom.com </meta:initial-creator>
    <dc:date>2021-07-01T15:27:16.595248174</dc:date>
    <meta:document-statistic meta:table-count="1" meta:image-count="0" meta:object-count="0" meta:page-count="2" meta:paragraph-count="13" meta:word-count="22" meta:character-count="323" meta:non-whitespace-character-count="310"/>
  </office:meta>
</office:document-meta>
</file>